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oseMessageActivity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updateTitle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table:style-name="ce2" office:value-type="string" calcext:value-type="string">
            <text:p>onCreate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3" office:value-type="string" calcext:value-type="string">
            <text:p>initialize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initResourceRefs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startMsgListQuery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table:style-name="ce3" office:value-type="string" calcext:value-type="string">
            <text:p>BackgroundQueryHandler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table:style-name="ce3" office:value-type="string" calcext:value-type="string">
            <text:p>createIntent</text:p>
          </table:table-cell>
          <table:table-cell office:value-type="float" office:value="4304" calcext:value-type="float">
            <text:p>4304</text:p>
          </table:table-cell>
        </table:table-row>
      </table:table>
      <table:table table:name="Contact" table:style-name="ta1">
        <table:table-column table:style-name="co3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tact.getMe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ContactsCache.getMe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4" table:default-cell-style-name="ce3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4"/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Arguments</text:p>
          </table:table-cell>
          <table:table-cell table:style-name="ce4" table:number-columns-repeated="102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getUri</text:p>
          </table:table-cell>
          <table:table-cell table:style-name="ce5" office:value-type="float" office:value="446" calcext:value-type="float">
            <text:p>446</text:p>
          </table:table-cell>
          <table:table-cell table:style-name="ce5"/>
          <table:table-cell table:style-name="ce5" office:value-type="string" calcext:value-type="string">
            <text:p>threadId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tionQueryHandler</text:p>
          </table:table-cell>
          <table:table-cell office:value-type="float" office:value="813" calcext:value-type="float">
            <text:p>8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2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onListItemClick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openThread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1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table table:name="MessageListItem" table:style-name="ta1">
        <table:table-column table:style-name="co6" table:default-cell-style-name="ce1"/>
        <table:table-column table:style-name="co2" table:default-cell-style-name="Default"/>
        <table:table-row table:style-name="ro1">
          <table:table-cell table:style-name="ce3" office:value-type="string" calcext:value-type="string">
            <text:p>bin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3" office:value-type="string" calcext:value-type="string">
            <text:p>unbin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etMsgListItemHandler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updateAvatarView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bindCommonMessag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howMmsView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3" office:value-type="string" calcext:value-type="string">
            <text:p>ForegroundColorSpan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matMessage</text:p>
          </table:table-cell>
          <table:table-cell office:value-type="float" office:value="529" calcext:value-type="float">
            <text:p>529</text:p>
          </table:table-cell>
        </table:table-row>
      </table:table>
      <table:table table:name="MessageUtils" table:style-name="ta1"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arsePhoneNumberForMms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parseMmsAddress</text:p>
          </table:table-cell>
          <table:table-cell office:value-type="float" office:value="1006" calcext:value-type="float">
            <text:p>1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00-00-00</text:date>, <text:time style:data-style-name="N2" text:time-value="13:32:39.705725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21T14:35:13.904488295</dc:date>
    <dc:creator>bmaupin </dc:creator>
    <meta:editing-duration>P2DT2H38M25S</meta:editing-duration>
    <meta:editing-cycles>47</meta:editing-cycles>
    <meta:generator>LibreOffice/4.2.7.2$Linux_X86_64 LibreOffice_project/420m0$Build-2</meta:generator>
    <meta:document-statistic meta:table-count="6" meta:cell-count="105" meta:object-count="0"/>
  </office:meta>
</office:document-meta>
</file>